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acquired_5f_lot_5f_default">
      <style:table-cell-properties fo:background-color="transparent"/>
      <style:text-properties style:font-name="Liberation Sans"/>
    </style:style>
    <style:style style:name="ce267" style:family="table-cell" style:parent-style-name="acquired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5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acquired_5f_lot_5f_note_5f_default">
      <style:table-cell-properties fo:background-color="transparent"/>
      <style:text-properties style:font-name="Liberation Sans"/>
    </style:style>
    <style:style style:name="ce92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acquired_5f_lot_5f_percent">
      <style:table-cell-properties fo:background-color="transparent"/>
      <style:text-properties style:font-name="Liberation Sans"/>
    </style:style>
    <style:style style:name="ce340" style:family="table-cell" style:parent-style-name="acquired_5f_lot_5f_alt_5f_percent">
      <style:table-cell-properties fo:background-color="transparent"/>
      <style:text-properties style:font-name="Liberation Sans"/>
    </style:style>
    <style:style style:name="ce341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acquired_5f_lot_5f_fiat">
      <style:table-cell-properties fo:background-color="transparent"/>
      <style:text-properties style:font-name="Liberation Sans"/>
    </style:style>
    <style:style style:name="ce343" style:family="table-cell" style:parent-style-name="acquired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233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rp2_full_report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counting Method</text:p>
          </table:table-cell>
          <table:table-cell table:number-columns-repeated="63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 table:number-columns-repeated="62"/>
        </table:table-row>
      </table:table>
      <table:table table:name="__Legend_tax_report_us" table:style-name="ta1">
        <table:table-column table:style-name="co10" table:default-cell-style-name="ce4"/>
        <table:table-column table:style-name="co11" table:default-cell-style-name="ce6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 table:number-columns-repeated="62"/>
        </table:table-row>
        <table:table-row table:style-name="ro2">
          <table:table-cell table:style-name="ce14"/>
          <table:table-cell table:style-name="ce9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36"/>
          <table:table-cell table:style-name="Default"/>
          <table:table-cell table:number-columns-repeated="62"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 table:number-columns-repeated="62"/>
        </table:table-row>
        <table:table-row table:style-name="ro3">
          <table:table-cell table:style-name="header_5f_default"/>
          <table:table-cell table:style-name="ce14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 table:number-columns-repeated="62"/>
        </table:table-row>
        <table:table-row table:style-name="ro2">
          <table:table-cell table:style-name="Default"/>
          <table:table-cell table:style-name="ce9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 table:number-columns-repeated="62"/>
        </table:table-row>
        <table:table-row table:style-name="ro3">
          <table:table-cell/>
          <table:table-cell table:style-name="ce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9"/>
          <table:table-cell table:number-columns-repeated="62"/>
        </table:table-row>
        <table:table-row table:style-name="ro3">
          <table:table-cell/>
          <table:table-cell table:style-name="ce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9"/>
          <table:table-cell table:number-columns-repeated="62"/>
        </table:table-row>
        <table:table-row table:style-name="ro3">
          <table:table-cell/>
          <table:table-cell table:style-name="ce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9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9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9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9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6"/>
          <table:table-cell table:number-columns-repeated="63"/>
        </table:table-row>
        <table:table-row table:style-name="ro2">
          <table:table-cell table:style-name="ce6"/>
          <table:table-cell table:number-columns-repeated="63"/>
        </table:table-row>
      </table:table>
      <table:table table:name="__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number-columns-repeated="56" table:default-cell-style-name="Default"/>
        <table:table-row table:style-name="ro1">
          <table:table-cell table:style-name="ce240" office:value-type="string" calcext:value-type="string">
            <text:p>Yearly Gain / Loss Summary</text:p>
          </table:table-cell>
          <table:table-cell table:style-name="ce236" table:number-columns-repeated="7"/>
          <table:table-cell table:number-columns-repeated="56"/>
        </table:table-row>
        <table:table-row table:style-name="ro2"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 table:number-columns-repeated="56"/>
        </table:table-row>
      </table:table>
      <table:table table:name="__Airdrops" table:style-name="ta1">
        <table:table-column table:style-name="co19" table:default-cell-style-name="ce254"/>
        <table:table-column table:style-name="co20" table:default-cell-style-name="ce254"/>
        <table:table-column table:style-name="co21" table:visibility="collapse" table:default-cell-style-name="ce254"/>
        <table:table-column table:style-name="co22" table:default-cell-style-name="ce254"/>
        <table:table-column table:style-name="co12" table:visibility="collapse" table:default-cell-style-name="ce254"/>
        <table:table-column table:style-name="co23" table:visibility="collapse" table:default-cell-style-name="ce254"/>
        <table:table-column table:style-name="co24" table:visibility="collapse" table:default-cell-style-name="ce253"/>
        <table:table-column table:style-name="co25" table:visibility="collapse" table:default-cell-style-name="ce253"/>
        <table:table-column table:style-name="co26" table:default-cell-style-name="ce254"/>
        <table:table-column table:style-name="co27" table:default-cell-style-name="ce254"/>
        <table:table-column table:style-name="co28" table:visibility="collapse" table:number-columns-repeated="2" table:default-cell-style-name="ce254"/>
        <table:table-column table:style-name="co29" table:visibility="collapse" table:default-cell-style-name="ce254"/>
        <table:table-column table:style-name="co30" table:default-cell-style-name="ce254"/>
        <table:table-column table:style-name="co31" table:default-cell-style-name="ce254"/>
        <table:table-column table:style-name="co9" table:default-cell-style-name="ce254"/>
        <table:table-column table:style-name="co32" table:default-cell-style-name="ce254"/>
        <table:table-column table:style-name="co33" table:default-cell-style-name="ce254"/>
        <table:table-column table:style-name="co34" table:default-cell-style-name="ce254"/>
        <table:table-column table:style-name="co9" table:default-cell-style-name="ce254"/>
        <table:table-column table:style-name="co35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Airdrops</text:p>
          </table:table-cell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style-name="ce315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259"/>
          <table:table-cell table:style-name="ce270"/>
          <table:table-cell table:style-name="ce279"/>
          <table:table-cell table:style-name="ce50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30"/>
          <table:table-cell table:style-name="ce50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50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Capital Gains" table:style-name="ta1">
        <table:table-column table:style-name="co19" table:default-cell-style-name="ce254"/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12" table:default-cell-style-name="ce254"/>
        <table:table-column table:style-name="co23" table:default-cell-style-name="ce254"/>
        <table:table-column table:style-name="co24" table:default-cell-style-name="ce253"/>
        <table:table-column table:style-name="co25" table:default-cell-style-name="ce253"/>
        <table:table-column table:style-name="co26" table:default-cell-style-name="ce254"/>
        <table:table-column table:style-name="co27" table:default-cell-style-name="ce254"/>
        <table:table-column table:style-name="co28" table:number-columns-repeated="2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9" table:default-cell-style-name="ce254"/>
        <table:table-column table:style-name="co32" table:default-cell-style-name="ce254"/>
        <table:table-column table:style-name="co33" table:default-cell-style-name="ce254"/>
        <table:table-column table:style-name="co34" table:default-cell-style-name="ce254"/>
        <table:table-column table:style-name="co9" table:default-cell-style-name="ce254"/>
        <table:table-column table:style-name="co35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table-cell table:style-name="ce73"/>
          <table:table-cell table:style-name="ce83" table:number-columns-repeated="54"/>
        </table:table-row>
        <table:table-row table:style-name="ro2">
          <table:table-cell table:style-name="ce242" table:number-columns-spanned="9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44"/>
          <table:table-cell table:style-name="ce16"/>
          <table:table-cell table:style-name="ce347"/>
          <table:table-cell table:style-name="ce295"/>
          <table:table-cell table:style-name="ce50"/>
          <table:table-cell table:style-name="ce6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344" office:value-type="string" calcext:value-type="string">
            <text:p>(b)</text:p>
          </table:table-cell>
          <table:table-cell table:style-name="ce16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 table:number-columns-repeated="2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345" office:value-type="string" calcext:value-type="string">
            <text:p>Date acquired</text:p>
          </table:table-cell>
          <table:table-cell table:style-name="ce17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346" office:value-type="string" calcext:value-type="string">
            <text:p>(Mo., day, yr.)</text:p>
          </table:table-cell>
          <table:table-cell table:style-name="ce18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6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9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Donations" table:style-name="ta1">
        <table:table-column table:style-name="co19" table:default-cell-style-name="ce254"/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12" table:default-cell-style-name="ce254"/>
        <table:table-column table:style-name="co23" table:default-cell-style-name="ce254"/>
        <table:table-column table:style-name="co24" table:default-cell-style-name="ce253"/>
        <table:table-column table:style-name="co25" table:default-cell-style-name="ce253"/>
        <table:table-column table:style-name="co26" table:default-cell-style-name="ce254"/>
        <table:table-column table:style-name="co27" table:default-cell-style-name="ce254"/>
        <table:table-column table:style-name="co28" table:number-columns-repeated="2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9" table:default-cell-style-name="ce254"/>
        <table:table-column table:style-name="co32" table:default-cell-style-name="ce254"/>
        <table:table-column table:style-name="co33" table:default-cell-style-name="ce254"/>
        <table:table-column table:style-name="co34" table:default-cell-style-name="ce254"/>
        <table:table-column table:style-name="co9" table:default-cell-style-name="ce254"/>
        <table:table-column table:style-name="co35" table:default-cell-style-name="ce254"/>
        <table:table-column table:style-name="co9" table:number-columns-repeated="43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15"/>
          <table:covered-table-cell table:style-name="ce30"/>
          <table:covered-table-cell table:style-name="ce16"/>
          <table:covered-table-cell table:style-name="Default"/>
          <table:covered-table-cell table:number-columns-repeated="2" table:style-name="ce50"/>
          <table:covered-table-cell table:number-columns-repeated="2" table:style-name="ce63"/>
          <table:table-cell table:style-name="ce73"/>
          <table:table-cell table:style-name="ce83" table:number-columns-repeated="54"/>
        </table:table-row>
        <table:table-row table:style-name="ro2">
          <table:table-cell table:style-name="ce242" table:number-columns-spanned="9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44"/>
          <table:table-cell table:style-name="ce16"/>
          <table:table-cell table:style-name="ce347"/>
          <table:table-cell table:style-name="ce295"/>
          <table:table-cell table:style-name="ce50"/>
          <table:table-cell table:style-name="ce6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344" office:value-type="string" calcext:value-type="string">
            <text:p>(b)</text:p>
          </table:table-cell>
          <table:table-cell table:style-name="ce16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 table:number-columns-repeated="2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345" office:value-type="string" calcext:value-type="string">
            <text:p>Date acquired</text:p>
          </table:table-cell>
          <table:table-cell table:style-name="ce17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346" office:value-type="string" calcext:value-type="string">
            <text:p>(Mo., day, yr.)</text:p>
          </table:table-cell>
          <table:table-cell table:style-name="ce18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3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Gifts" table:style-name="ta1">
        <table:table-column table:style-name="co19" table:default-cell-style-name="ce254"/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12" table:default-cell-style-name="ce254"/>
        <table:table-column table:style-name="co23" table:default-cell-style-name="ce254"/>
        <table:table-column table:style-name="co24" table:default-cell-style-name="ce253"/>
        <table:table-column table:style-name="co25" table:default-cell-style-name="ce253"/>
        <table:table-column table:style-name="co26" table:default-cell-style-name="ce254"/>
        <table:table-column table:style-name="co27" table:default-cell-style-name="ce254"/>
        <table:table-column table:style-name="co28" table:number-columns-repeated="2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9" table:default-cell-style-name="ce254"/>
        <table:table-column table:style-name="co32" table:default-cell-style-name="ce254"/>
        <table:table-column table:style-name="co33" table:default-cell-style-name="ce254"/>
        <table:table-column table:style-name="co34" table:default-cell-style-name="ce254"/>
        <table:table-column table:style-name="co9" table:default-cell-style-name="ce254"/>
        <table:table-column table:style-name="co35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15"/>
          <table:covered-table-cell table:style-name="ce30"/>
          <table:covered-table-cell table:style-name="Default"/>
          <table:covered-table-cell table:number-columns-repeated="3" table:style-name="ce50"/>
          <table:covered-table-cell table:number-columns-repeated="2" table:style-name="ce63"/>
          <table:table-cell table:style-name="ce73"/>
          <table:table-cell table:style-name="ce83" table:number-columns-repeated="54"/>
        </table:table-row>
        <table:table-row table:style-name="ro2">
          <table:table-cell table:style-name="ce242" table:number-columns-spanned="9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44"/>
          <table:table-cell table:style-name="ce16"/>
          <table:table-cell table:style-name="ce347"/>
          <table:table-cell table:style-name="ce295"/>
          <table:table-cell table:style-name="ce50"/>
          <table:table-cell table:style-name="ce6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344" office:value-type="string" calcext:value-type="string">
            <text:p>(b)</text:p>
          </table:table-cell>
          <table:table-cell table:style-name="ce16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 table:number-columns-repeated="2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345" office:value-type="string" calcext:value-type="string">
            <text:p>Date acquired</text:p>
          </table:table-cell>
          <table:table-cell table:style-name="ce17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346" office:value-type="string" calcext:value-type="string">
            <text:p>(Mo., day, yr.)</text:p>
          </table:table-cell>
          <table:table-cell table:style-name="ce18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3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Hard Forks" table:style-name="ta1">
        <table:table-column table:style-name="co19" table:default-cell-style-name="ce254"/>
        <table:table-column table:style-name="co20" table:default-cell-style-name="ce254"/>
        <table:table-column table:style-name="co21" table:visibility="collapse" table:default-cell-style-name="ce254"/>
        <table:table-column table:style-name="co22" table:default-cell-style-name="ce254"/>
        <table:table-column table:style-name="co12" table:visibility="collapse" table:default-cell-style-name="ce254"/>
        <table:table-column table:style-name="co23" table:visibility="collapse" table:default-cell-style-name="ce254"/>
        <table:table-column table:style-name="co24" table:visibility="collapse" table:default-cell-style-name="ce253"/>
        <table:table-column table:style-name="co25" table:visibility="collapse" table:default-cell-style-name="ce253"/>
        <table:table-column table:style-name="co26" table:default-cell-style-name="ce254"/>
        <table:table-column table:style-name="co27" table:default-cell-style-name="ce254"/>
        <table:table-column table:style-name="co28" table:visibility="collapse" table:number-columns-repeated="2" table:default-cell-style-name="ce254"/>
        <table:table-column table:style-name="co29" table:visibility="collapse" table:default-cell-style-name="ce254"/>
        <table:table-column table:style-name="co30" table:default-cell-style-name="ce254"/>
        <table:table-column table:style-name="co31" table:default-cell-style-name="ce254"/>
        <table:table-column table:style-name="co9" table:default-cell-style-name="ce254"/>
        <table:table-column table:style-name="co32" table:default-cell-style-name="ce254"/>
        <table:table-column table:style-name="co33" table:default-cell-style-name="ce254"/>
        <table:table-column table:style-name="co34" table:default-cell-style-name="ce254"/>
        <table:table-column table:style-name="co9" table:default-cell-style-name="ce254"/>
        <table:table-column table:style-name="co35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Hard Forks</text:p>
          </table:table-cell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259"/>
          <table:table-cell table:style-name="ce270"/>
          <table:table-cell table:style-name="ce279"/>
          <table:table-cell table:style-name="ce50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30"/>
          <table:table-cell table:style-name="ce50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50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terest" table:style-name="ta1">
        <table:table-column table:style-name="co19" table:default-cell-style-name="ce254"/>
        <table:table-column table:style-name="co20" table:default-cell-style-name="ce254"/>
        <table:table-column table:style-name="co21" table:visibility="collapse" table:default-cell-style-name="ce254"/>
        <table:table-column table:style-name="co22" table:default-cell-style-name="ce254"/>
        <table:table-column table:style-name="co12" table:visibility="collapse" table:default-cell-style-name="ce254"/>
        <table:table-column table:style-name="co23" table:visibility="collapse" table:default-cell-style-name="ce254"/>
        <table:table-column table:style-name="co24" table:visibility="collapse" table:default-cell-style-name="ce253"/>
        <table:table-column table:style-name="co25" table:visibility="collapse" table:default-cell-style-name="ce253"/>
        <table:table-column table:style-name="co26" table:default-cell-style-name="ce254"/>
        <table:table-column table:style-name="co27" table:default-cell-style-name="ce254"/>
        <table:table-column table:style-name="co28" table:visibility="collapse" table:number-columns-repeated="2" table:default-cell-style-name="ce254"/>
        <table:table-column table:style-name="co29" table:visibility="collapse" table:default-cell-style-name="ce254"/>
        <table:table-column table:style-name="co30" table:default-cell-style-name="ce254"/>
        <table:table-column table:style-name="co31" table:default-cell-style-name="ce254"/>
        <table:table-column table:style-name="co9" table:default-cell-style-name="ce254"/>
        <table:table-column table:style-name="co32" table:default-cell-style-name="ce254"/>
        <table:table-column table:style-name="co33" table:default-cell-style-name="ce254"/>
        <table:table-column table:style-name="co34" table:default-cell-style-name="ce254"/>
        <table:table-column table:style-name="co9" table:default-cell-style-name="ce254"/>
        <table:table-column table:style-name="co35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259"/>
          <table:table-cell table:style-name="ce270"/>
          <table:table-cell table:style-name="ce279"/>
          <table:table-cell table:style-name="ce50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30"/>
          <table:table-cell table:style-name="ce50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50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vestment Expenses" table:style-name="ta1">
        <table:table-column table:style-name="co19" table:default-cell-style-name="ce254"/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12" table:default-cell-style-name="ce254"/>
        <table:table-column table:style-name="co23" table:default-cell-style-name="ce254"/>
        <table:table-column table:style-name="co24" table:default-cell-style-name="ce253"/>
        <table:table-column table:style-name="co25" table:default-cell-style-name="ce253"/>
        <table:table-column table:style-name="co26" table:default-cell-style-name="ce254"/>
        <table:table-column table:style-name="co27" table:default-cell-style-name="ce254"/>
        <table:table-column table:style-name="co28" table:number-columns-repeated="2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9" table:default-cell-style-name="ce254"/>
        <table:table-column table:style-name="co32" table:default-cell-style-name="ce254"/>
        <table:table-column table:style-name="co33" table:default-cell-style-name="ce254"/>
        <table:table-column table:style-name="co34" table:default-cell-style-name="ce254"/>
        <table:table-column table:style-name="co9" table:default-cell-style-name="ce254"/>
        <table:table-column table:style-name="co35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15"/>
          <table:covered-table-cell table:style-name="ce30"/>
          <table:covered-table-cell table:style-name="Default"/>
          <table:covered-table-cell table:number-columns-repeated="3" table:style-name="ce50"/>
          <table:covered-table-cell table:number-columns-repeated="2" table:style-name="ce63"/>
          <table:table-cell table:style-name="ce73"/>
          <table:table-cell table:style-name="ce83" table:number-columns-repeated="54"/>
        </table:table-row>
        <table:table-row table:style-name="ro2">
          <table:table-cell table:style-name="ce242" table:number-columns-spanned="9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44"/>
          <table:table-cell table:style-name="ce16"/>
          <table:table-cell table:style-name="ce347"/>
          <table:table-cell table:style-name="ce295"/>
          <table:table-cell table:style-name="ce50"/>
          <table:table-cell table:style-name="ce6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344" office:value-type="string" calcext:value-type="string">
            <text:p>(b)</text:p>
          </table:table-cell>
          <table:table-cell table:style-name="ce16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 table:number-columns-repeated="2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345" office:value-type="string" calcext:value-type="string">
            <text:p>Date acquired</text:p>
          </table:table-cell>
          <table:table-cell table:style-name="ce17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346" office:value-type="string" calcext:value-type="string">
            <text:p>(Mo., day, yr.)</text:p>
          </table:table-cell>
          <table:table-cell table:style-name="ce18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3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Mining" table:style-name="ta1">
        <table:table-column table:style-name="co19" table:default-cell-style-name="ce254"/>
        <table:table-column table:style-name="co20" table:default-cell-style-name="ce254"/>
        <table:table-column table:style-name="co21" table:visibility="collapse" table:default-cell-style-name="ce254"/>
        <table:table-column table:style-name="co22" table:default-cell-style-name="ce254"/>
        <table:table-column table:style-name="co12" table:visibility="collapse" table:default-cell-style-name="ce254"/>
        <table:table-column table:style-name="co23" table:visibility="collapse" table:default-cell-style-name="ce254"/>
        <table:table-column table:style-name="co24" table:visibility="collapse" table:default-cell-style-name="ce253"/>
        <table:table-column table:style-name="co25" table:visibility="collapse" table:default-cell-style-name="ce253"/>
        <table:table-column table:style-name="co26" table:default-cell-style-name="ce254"/>
        <table:table-column table:style-name="co27" table:default-cell-style-name="ce254"/>
        <table:table-column table:style-name="co28" table:visibility="collapse" table:number-columns-repeated="2" table:default-cell-style-name="ce254"/>
        <table:table-column table:style-name="co29" table:visibility="collapse" table:default-cell-style-name="ce254"/>
        <table:table-column table:style-name="co30" table:default-cell-style-name="ce254"/>
        <table:table-column table:style-name="co31" table:default-cell-style-name="ce254"/>
        <table:table-column table:style-name="co9" table:default-cell-style-name="ce254"/>
        <table:table-column table:style-name="co32" table:default-cell-style-name="ce254"/>
        <table:table-column table:style-name="co33" table:default-cell-style-name="ce254"/>
        <table:table-column table:style-name="co34" table:default-cell-style-name="ce254"/>
        <table:table-column table:style-name="co9" table:default-cell-style-name="ce254"/>
        <table:table-column table:style-name="co35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Mining</text:p>
          </table:table-cell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259"/>
          <table:table-cell table:style-name="ce270"/>
          <table:table-cell table:style-name="ce279"/>
          <table:table-cell table:style-name="ce50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30"/>
          <table:table-cell table:style-name="ce50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50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taking" table:style-name="ta1">
        <table:table-column table:style-name="co19" table:default-cell-style-name="ce254"/>
        <table:table-column table:style-name="co20" table:default-cell-style-name="ce254"/>
        <table:table-column table:style-name="co21" table:visibility="collapse" table:default-cell-style-name="ce254"/>
        <table:table-column table:style-name="co22" table:default-cell-style-name="ce254"/>
        <table:table-column table:style-name="co12" table:visibility="collapse" table:default-cell-style-name="ce254"/>
        <table:table-column table:style-name="co23" table:visibility="collapse" table:default-cell-style-name="ce254"/>
        <table:table-column table:style-name="co24" table:visibility="collapse" table:default-cell-style-name="ce253"/>
        <table:table-column table:style-name="co25" table:visibility="collapse" table:default-cell-style-name="ce253"/>
        <table:table-column table:style-name="co26" table:default-cell-style-name="ce254"/>
        <table:table-column table:style-name="co27" table:default-cell-style-name="ce254"/>
        <table:table-column table:style-name="co28" table:visibility="collapse" table:number-columns-repeated="2" table:default-cell-style-name="ce254"/>
        <table:table-column table:style-name="co29" table:visibility="collapse" table:default-cell-style-name="ce254"/>
        <table:table-column table:style-name="co30" table:default-cell-style-name="ce254"/>
        <table:table-column table:style-name="co31" table:default-cell-style-name="ce254"/>
        <table:table-column table:style-name="co9" table:default-cell-style-name="ce254"/>
        <table:table-column table:style-name="co32" table:default-cell-style-name="ce254"/>
        <table:table-column table:style-name="co33" table:default-cell-style-name="ce254"/>
        <table:table-column table:style-name="co34" table:default-cell-style-name="ce254"/>
        <table:table-column table:style-name="co9" table:default-cell-style-name="ce254"/>
        <table:table-column table:style-name="co35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Staking</text:p>
          </table:table-cell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259"/>
          <table:table-cell table:style-name="ce270"/>
          <table:table-cell table:style-name="ce279"/>
          <table:table-cell table:style-name="ce50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30"/>
          <table:table-cell table:style-name="ce50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50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Wages" table:style-name="ta1">
        <table:table-column table:style-name="co19" table:default-cell-style-name="ce254"/>
        <table:table-column table:style-name="co20" table:default-cell-style-name="ce254"/>
        <table:table-column table:style-name="co21" table:visibility="collapse" table:default-cell-style-name="ce254"/>
        <table:table-column table:style-name="co22" table:default-cell-style-name="ce254"/>
        <table:table-column table:style-name="co12" table:visibility="collapse" table:default-cell-style-name="ce254"/>
        <table:table-column table:style-name="co23" table:visibility="collapse" table:default-cell-style-name="ce254"/>
        <table:table-column table:style-name="co24" table:visibility="collapse" table:default-cell-style-name="ce253"/>
        <table:table-column table:style-name="co25" table:visibility="collapse" table:default-cell-style-name="ce253"/>
        <table:table-column table:style-name="co26" table:default-cell-style-name="ce254"/>
        <table:table-column table:style-name="co27" table:default-cell-style-name="ce254"/>
        <table:table-column table:style-name="co28" table:visibility="collapse" table:number-columns-repeated="2" table:default-cell-style-name="ce254"/>
        <table:table-column table:style-name="co29" table:visibility="collapse" table:default-cell-style-name="ce254"/>
        <table:table-column table:style-name="co30" table:default-cell-style-name="ce254"/>
        <table:table-column table:style-name="co31" table:default-cell-style-name="ce254"/>
        <table:table-column table:style-name="co9" table:default-cell-style-name="ce254"/>
        <table:table-column table:style-name="co32" table:default-cell-style-name="ce254"/>
        <table:table-column table:style-name="co33" table:default-cell-style-name="ce254"/>
        <table:table-column table:style-name="co34" table:default-cell-style-name="ce254"/>
        <table:table-column table:style-name="co9" table:default-cell-style-name="ce254"/>
        <table:table-column table:style-name="co35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Wages</text:p>
          </table:table-cell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259"/>
          <table:table-cell table:style-name="ce270"/>
          <table:table-cell table:style-name="ce279"/>
          <table:table-cell table:style-name="ce50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30"/>
          <table:table-cell table:style-name="ce50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50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15:19:38.047800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6T15:25:18.542498199</dc:date>
    <meta:editing-duration>P1DT10H22S</meta:editing-duration>
    <meta:editing-cycles>98</meta:editing-cycles>
    <meta:generator>LibreOffice/6.4.7.2$Linux_X86_64 LibreOffice_project/40$Build-2</meta:generator>
    <meta:document-statistic meta:table-count="14" meta:cell-count="525" meta:object-count="0"/>
  </office:meta>
</office:document-meta>
</file>